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1a" officeooo:paragraph-rsid="00142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#Circumference of circle</text:p>
      <text:p text:style-name="Standard">#include&lt;stdio.h&gt;</text:p>
      <text:p text:style-name="Standard">int main()</text:p>
      <text:p text:style-name="Standard">{</text:p>
      <text:p text:style-name="Standard">int r = 20;</text:p>
      <text:p text:style-name="Standard">float pi = 3.14;</text:p>
      <text:p text:style-name="Standard">float c;</text:p>
      <text:p text:style-name="Standard">c = 2*pi*r;</text:p>
      <text:p text:style-name="Standard">printf("%f",c);</text:p>
      <text:p text:style-name="Standard">}</text:p>
      <text:p text:style-name="Standard"/>
      <text:p text:style-name="Standard"/>
      <text:p text:style-name="Standard"/>
      <text:p text:style-name="Standard"/>
      <text:p text:style-name="Standard">#include&lt;stdio.h&gt;</text:p>
      <text:p text:style-name="Standard">int main()</text:p>
      <text:p text:style-name="Standard">{</text:p>
      <text:p text:style-name="Standard">int a = 2;</text:p>
      <text:p text:style-name="Standard">float b = 3.76;</text:p>
      <text:p text:style-name="Standard">double c = 8.009995;</text:p>
      <text:p text:style-name="Standard">int d,e,g,h,i,j,k;</text:p>
      <text:p text:style-name="Standard">float f;</text:p>
      <text:p text:style-name="Standard">d = a+b;</text:p>
      <text:p text:style-name="Standard">e = a*b*c;</text:p>
      <text:p text:style-name="Standard">f = a/b;</text:p>
      <text:p text:style-name="Standard">g = a-b-c;</text:p>
      <text:p text:style-name="Standard">printf("%d\n%d\n%f\n%d\n",d,e,f,g);</text:p>
      <text:p text:style-name="Standard">{</text:p>
      <text:p text:style-name="Standard">if (a&gt;b)</text:p>
      <text:p text:style-name="Standard">printf("a is greatest");</text:p>
      <text:p text:style-name="Standard">else </text:p>
      <text:p text:style-name="Standard">printf("b is greatest");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5T14:36:26.490506263</meta:creation-date>
    <dc:date>2022-09-05T15:01:55.185039420</dc:date>
    <meta:editing-duration>PT5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67" meta:character-count="348" meta:non-whitespace-character-count="310"/>
  </office:meta>
</office:document-meta>
</file>